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703942144" text:id="ct39703942144">
          <text:deletion>
            <office:change-info>
              <dc:creator>Unknown Author</dc:creator>
              <dc:date>2026-01-18T22:02:04</dc:date>
            </office:change-info>
            <text:p text:style-name="P7"/>
            <text:p text:style-name="P12"/>
          </text:deletion>
        </text:changed-region>
        <text:changed-region xml:id="ct39703503936" text:id="ct3970350393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703942144"/>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703503936"/>awaw</text:p>
        <text:p text:style-name="P13">awd</text:p>
        <text:p text:style-name="P13"><text:change-end text:change-id="ct39703503936"/></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3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text-properties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40:23.748974000</dc:date>
    <meta:generator>LibreOffice/25.8.3.2$MacOSX_AARCH64 LibreOffice_project/8ca8d55c161d602844f5428fa4b58097424e324e</meta:generator>
    <meta:initial-creator/>
    <meta:creation-date>2025-12-28T20:01:58.000</meta:creation-date>
    <meta:keyword/>
    <meta:editing-duration>P3DT15H46M40S</meta:editing-duration>
    <meta:editing-cycles>129</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